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Quiz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8/1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ngarcia8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hn Paul</text:p>
          </table:table-cell>
          <table:table-cell office:value-type="string" calcext:value-type="string">
            <text:p>Gomez-Reed</text:p>
          </table:table-cell>
          <table:table-cell office:value-type="string" calcext:value-type="string">
            <text:p>jgomezre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jhouseho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10/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7.5/1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nwilson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7.5/10" office:value-type="float" office:value="0.75" calcext:value-type="float">
            <text:p>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1-14">00/00/0000</text:date>, <text:time style:data-style-name="N2" text:time-value="08:46:14.454788236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1-08T15:05:28</meta:creation-date>
    <dc:date>2019-01-14T08:50:33.191988401</dc:date>
    <meta:editing-duration>PT8M22S</meta:editing-duration>
    <meta:editing-cycles>3</meta:editing-cycles>
    <meta:document-statistic meta:table-count="1" meta:cell-count="57" meta:object-count="0"/>
  </office:meta>
</office:document-meta>
</file>